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3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ONZALES CUAYLA, VICTOR FELIP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AMANI LUIS, REYNA MARCELIN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ONZALES CUAYLA, VICTOR FELIP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5189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0:53:0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